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0.736cm" fo:break-before="auto" style:use-optimal-row-height="true"/>
    </style:style>
    <style:style style:name="ro37" style:family="table-row">
      <style:table-row-properties style:row-height="1.526cm" fo:break-before="auto" style:use-optimal-row-height="true"/>
    </style:style>
    <style:style style:name="ro38" style:family="table-row">
      <style:table-row-properties style:row-height="0.623cm" fo:break-before="auto" style:use-optimal-row-height="true"/>
    </style:style>
    <style:style style:name="ro39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9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1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44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7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48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8T12:55:31.14">
            <text:p>2021/4/28 12:55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8T12:55:31.14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14">
            <text:p>0428 <text:s/>1255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8T12:55:31.14">
            <text:p>2021/4/28 12:55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8T12:55:31.15">
            <text:p>2021/4/28 12:55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8T12:55:31.18">
            <text:p>2021/4/28 12:55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2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2">
            <text:p>0428 <text:s/>1255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8T12:55:31.22">
            <text:p>0428 <text:s/>1255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8T12:55:31.22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8T12:55:31.23">
            <text:p>0428 <text:s/>1255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3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3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3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8T12:55:31.24">
            <text:p>0428 <text:s/>1255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8">
            <text:p>4月28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8T12:55:31.24">
            <text:p>0428 <text:s/>1255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4">
            <text:p>0428 <text:s/>1255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8T12:55:31.24">
            <text:p>0428 <text:s/>1255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8T12:55:31.24">
            <text:p>0428 <text:s/>1255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8T12:55:31.24">
            <text:p>0428 <text:s/>1255</text:p>
          </table:table-cell>
          <table:table-cell table:style-name="ce10" table:formula="of:=NOW()" office:value-type="date" office:date-value="2021-04-28T12:55:31.24">
            <text:p>0428 <text:s/>1255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8T12:55:31.24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table:style-name="ce10" table:formula="of:=NOW()" office:value-type="date" office:date-value="2021-04-28T12:55:31.25">
            <text:p>0428 <text:s/>1255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5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44" table:number-columns-repeated="2"/>
          <table:table-cell table:style-name="ce23" office:value-type="date" office:date-value="2021-03-25T13:08:31.82">
            <text:p>0325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3">
            <text:p>0428 <text:s/>1255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4">
            <text:p>0428 <text:s/>1255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7" office:value-type="string">
            <text:p>it was wednesday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44" office:value-type="string">
            <text:p>march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5" office:value-type="string">
            <text:p>i raise one leg, put the foot fingers on an open space of the shelf.</text:p>
          </table:table-cell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44" table:number-columns-repeated="2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7" office:value-type="string">
            <text:p>it was Thursday, march 25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7" office:value-type="string">
            <text:p>I did not go to stores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5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7" office:value-type="string">
            <text:p>it was Thursday, march 25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7" office:value-type="string">
            <text:p>two cats in the park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7" office:value-type="string">
            <text:p>I give food to them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7" office:value-type="string">
            <text:p>it was Thursday, march 25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5" office:value-type="string">
            <text:p>any sound that comes well.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5" office:value-type="string">
            <text:p>thirdly, when i blow other holes, i change the shape of my mouth accordingly.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5" office:value-type="string">
            <text:p>dobra pogoda. nie ma deszczu.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6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5" office:value-type="string">
            <text:p>Daję im jedzenie.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5" office:value-type="string">
            <text:p>yawm'l'jumA / a'thaadis wa'l'ashriyn</text:p>
          </table:table-cell>
          <table:table-cell table:style-name="ce37" office:value-type="string">
            <text:p>it was friday, march 26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5" office:value-type="string">
            <text:p>aAt^iy / a't^aAAma[food / lil'qit^at^i</text:p>
          </table:table-cell>
          <table:table-cell table:style-name="ce37" office:value-type="string">
            <text:p>i give food to the cats in the park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5" office:value-type="string">
            <text:p>joom'e / biyst wa'sheesh</text:p>
          </table:table-cell>
          <table:table-cell table:style-name="ce37" office:value-type="string">
            <text:p>it was friday, march 26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5" office:value-type="string">
            <text:p>havoo[weather / xuubiy / buwt / baaraan / nemiy[no / ?</text:p>
          </table:table-cell>
          <table:table-cell table:style-name="ce37" office:value-type="string">
            <text:p>it was a fine weather. no rain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7">
            <text:p>0428 <text:s/>1255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5" office:value-type="string">
            <text:p>dvatsat` shiem`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5"/>
          <table:table-cell table:style-name="ce37" office:value-type="string">
            <text:p>i ride bicycle when i go to the park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5" office:value-type="string">
            <text:p>dhaliyka / yawma'sapti / a'saaba wa'al'ashriyn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5" office:value-type="string">
            <text:p>aAt^iy / a't^aAAma / lil'qit^at^i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5" office:value-type="string">
            <text:p>asmaUhum[their-names / AAlaa'tawaaliy</text:p>
          </table:table-cell>
          <table:table-cell table:style-name="ce37" office:value-type="string">
            <text:p>their names are kuro and mike, respectively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5" office:value-type="string">
            <text:p>biyst wa'haaft</text:p>
          </table:table-cell>
          <table:table-cell table:style-name="ce37" office:value-type="string">
            <text:p>it was saturday, march 27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5"/>
          <table:table-cell table:style-name="ce37" office:value-type="string">
            <text:p>it was a fine weather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8">
            <text:p>0428 <text:s/>1255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5" office:value-type="string">
            <text:p>dar / otaa_Ge / gjarm</text:p>
          </table:table-cell>
          <table:table-cell table:style-name="ce37" office:value-type="string">
            <text:p>It was warm in the room.</text:p>
          </table:table-cell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5" office:value-type="string">
            <text:p>甘えを表す行動の一つなのだろう。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5" office:value-type="string">
            <text:p>昨日、気づいたこと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5" office:value-type="string">
            <text:p>このように考えると、もしかしたらクロも自分の感情を凍らているのかもしれない。</text:p>
          </table:table-cell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5"/>
          <table:table-cell table:style-name="ce37"/>
          <table:table-cell table:style-name="ce44"/>
          <table:table-cell table:style-name="ce23" office:value-type="string">
            <text:p>#</text:p>
          </table:table-cell>
          <table:table-cell table:style-name="ce49"/>
          <table:table-cell/>
          <table:table-cell table:style-name="ce12"/>
          <table:table-cell table:style-name="ce24" table:formula="of:=NOW()" office:value-type="date" office:date-value="2021-04-28T12:55:31.39">
            <text:p>0428 <text:s/>1255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5" office:value-type="string">
            <text:p>arbiAAI[wednesday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5" office:value-type="string">
            <text:p>a'dhahabu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5" office:value-type="string">
            <text:p>adhahab / mataadhiri[store</text:p>
          </table:table-cell>
          <table:table-cell table:style-name="ce37" office:value-type="string">
            <text:p>Nie chodziłem do sklepów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5" office:value-type="string">
            <text:p>sii[thirty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5" office:value-type="string">
            <text:p>korbe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5" office:value-type="string">
            <text:p>ah'haa[them / gadhoo[food / dahoom[give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5" office:value-type="string">
            <text:p>thursday</text:p>
          </table:table-cell>
          <table:table-cell table:style-name="ce37" office:value-type="string">
            <text:p>it was thursday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5" office:value-type="string">
            <text:p>raftam[went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5"/>
          <table:table-cell table:style-name="ce37" office:value-type="string">
            <text:p>it was thursday, april 2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5" office:value-type="string">
            <text:p>dhaliyka / yawma'sapti /</text:p>
          </table:table-cell>
          <table:table-cell table:style-name="ce37" office:value-type="string">
            <text:p>it was saturday, april second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5" office:value-type="string">
            <text:p>lil'AAmali</text:p>
          </table:table-cell>
          <table:table-cell table:style-name="ce37" office:value-type="string">
            <text:p>I went to work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5" office:value-type="string">
            <text:p>al't^aqsu / dhayiidan</text:p>
          </table:table-cell>
          <table:table-cell table:style-name="ce37" office:value-type="string">
            <text:p>it was a fine weather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5" office:value-type="string">
            <text:p>duvom / avriyl</text:p>
          </table:table-cell>
          <table:table-cell table:style-name="ce37" office:value-type="string">
            <text:p>it was saturday, april second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5" office:value-type="string">
            <text:p>havoo[weather / xuubiy / buwt / baaraan / nemiy[no / ?</text:p>
          </table:table-cell>
          <table:table-cell table:style-name="ce37" office:value-type="string">
            <text:p>it was a fine weather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5" office:value-type="string">
            <text:p>saru / kaar[job</text:p>
          </table:table-cell>
          <table:table-cell table:style-name="ce37" office:value-type="string">
            <text:p>I went to work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5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5" office:value-type="string">
            <text:p>axadi / a'rabaA[fourth</text:p>
          </table:table-cell>
          <table:table-cell table:style-name="ce37" office:value-type="string">
            <text:p>it was sunday, april 4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5" office:value-type="string">
            <text:p>chahaarom[fourth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6" office:value-type="string">
            <text:p>amt^art / fiy'l'masaaI</text:p>
          </table:table-cell>
          <table:table-cell table:style-name="ce37" office:value-type="string">
            <text:p>I rained in the evening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6" office:value-type="string">
            <text:p>aasr / baariydam(?)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6" office:value-type="string">
            <text:p>ithnayni / a'saadisi</text:p>
          </table:table-cell>
          <table:table-cell table:style-name="ce37" office:value-type="string">
            <text:p>it was monday, april six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6" office:value-type="string">
            <text:p>shesh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6" office:value-type="string">
            <text:p>tamt^ir</text:p>
          </table:table-cell>
          <table:table-cell table:style-name="ce37" office:value-type="string">
            <text:p>it did not rain in the evening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6" office:value-type="string">
            <text:p>Guruwb / nemiy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6"/>
          <table:table-cell table:style-name="ce37" office:value-type="string">
            <text:p>it was monday, april six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6"/>
          <table:table-cell table:style-name="ce37" office:value-type="string">
            <text:p>I went to the park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6" office:value-type="string">
            <text:p>thlathaaI</text:p>
          </table:table-cell>
          <table:table-cell table:style-name="ce37" office:value-type="string">
            <text:p>it was tuesday, april six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6" office:value-type="string">
            <text:p>sheshae: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6" office:value-type="string">
            <text:p>dhayiidan</text:p>
          </table:table-cell>
          <table:table-cell table:style-name="ce37" office:value-type="string">
            <text:p>weather was fin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6" office:value-type="string">
            <text:p>xuwb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6"/>
          <table:table-cell table:style-name="ce37" office:value-type="string">
            <text:p>it was tuesday, april six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6" office:value-type="string">
            <text:p>a'saabiAU</text:p>
          </table:table-cell>
          <table:table-cell table:style-name="ce37" office:value-type="string">
            <text:p>it was wednesday, april sev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6" office:value-type="string">
            <text:p>haft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6"/>
          <table:table-cell table:style-name="ce37" office:value-type="string">
            <text:p>I went to the park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6"/>
          <table:table-cell table:style-name="ce37" office:value-type="string">
            <text:p>it was wednesday, april sev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6" office:value-type="string">
            <text:p>Znowu poszedłem do parku.</text:p>
          </table:table-cell>
          <table:table-cell table:style-name="ce37" office:value-type="string">
            <text:p>I went to the park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6"/>
          <table:table-cell table:style-name="ce37" office:value-type="string">
            <text:p>it was thursay, april eigh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6" office:value-type="string">
            <text:p>a'thaamini / niysaan</text:p>
          </table:table-cell>
          <table:table-cell table:style-name="ce37" office:value-type="string">
            <text:p>it was thursay, april eigh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6" office:value-type="string">
            <text:p>hasht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6"/>
          <table:table-cell table:style-name="ce37" office:value-type="string">
            <text:p>the weather was fine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6" office:value-type="string">
            <text:p>dhayiidan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6"/>
          <table:table-cell table:style-name="ce37" office:value-type="string">
            <text:p>it was thursay, april eigh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7" office:value-type="string">
            <text:p>Dotykam swojego ramienia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6" office:value-type="string">
            <text:p>Czekał na jedzenie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6"/>
          <table:table-cell table:style-name="ce37" office:value-type="string">
            <text:p>it was friday, april ni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8" office:value-type="string">
            <text:p>번갈아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9" office:value-type="string">
            <text:p>입 모양은 어떻습니까? 아까 알아 낸 방식이면 충분할 것 같습니다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6" office:value-type="string">
            <text:p>소리가 생생하게 나옵니다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6" office:value-type="string">
            <text:p>dhumuA</text:p>
          </table:table-cell>
          <table:table-cell table:style-name="ce37" office:value-type="string">
            <text:p>it was friday, april ni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6"/>
          <table:table-cell table:style-name="ce37" office:value-type="string">
            <text:p>I went to the park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6" office:value-type="string">
            <text:p>ma'dharen / iyd^an</text:p>
          </table:table-cell>
          <table:table-cell table:style-name="ce37" office:value-type="string">
            <text:p>I went to the store, also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6" office:value-type="string">
            <text:p>dhom'e / nohoom</text:p>
          </table:table-cell>
          <table:table-cell table:style-name="ce37" office:value-type="string">
            <text:p>it was friday, april ni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6"/>
          <table:table-cell table:style-name="ce37" office:value-type="string">
            <text:p>I went to the park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6" office:value-type="string">
            <text:p>ham / furuw'shkaa</text:p>
          </table:table-cell>
          <table:table-cell table:style-name="ce37" office:value-type="string">
            <text:p>I went to the store, also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6"/>
          <table:table-cell table:style-name="ce37" office:value-type="string">
            <text:p>it was friday, april ni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6"/>
          <table:table-cell table:style-name="ce37" office:value-type="string">
            <text:p>I went to the store, also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6"/>
          <table:table-cell table:style-name="ce37" office:value-type="string">
            <text:p>I went to the store, also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6"/>
          <table:table-cell table:style-name="ce37" office:value-type="string">
            <text:p>I bought some sweets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6" office:value-type="string">
            <text:p>W przeciwnym razie moje uczucia mogą się bardziej rozluźnić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6"/>
          <table:table-cell table:style-name="ce37" office:value-type="string">
            <text:p>it was saturday, april t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6" office:value-type="string">
            <text:p>yawm'a'sapti / al'AAshiru</text:p>
          </table:table-cell>
          <table:table-cell table:style-name="ce37" office:value-type="string">
            <text:p>it was saturday, april t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6" office:value-type="string">
            <text:p>dhayiidaton / dha'dan[very</text:p>
          </table:table-cell>
          <table:table-cell table:style-name="ce37" office:value-type="string">
            <text:p>it was a very fine weather, yesterday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6" office:value-type="string">
            <text:p>dahoom</text:p>
          </table:table-cell>
          <table:table-cell table:style-name="ce37" office:value-type="string">
            <text:p>it was saturday, april t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6" office:value-type="string">
            <text:p>bisyaer[많이</text:p>
          </table:table-cell>
          <table:table-cell table:style-name="ce37" office:value-type="string">
            <text:p>it was a very fine weather, yesterday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6"/>
          <table:table-cell table:style-name="ce37" office:value-type="string">
            <text:p>it was saturday, april t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6" office:value-type="string" table:number-columns-spanned="2" table:number-rows-spanned="1">
            <text:p>다시 공원으로. 상점에도. 술 한 팩을 샀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6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6"/>
          <table:table-cell table:style-name="ce37" office:value-type="string">
            <text:p>it was sunday, april el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6" office:value-type="string">
            <text:p>shino : 고음과 저음 시퀀스를 교대로 다시 연습합니다.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6" office:value-type="string">
            <text:p>a'xaadiy / AAshara</text:p>
          </table:table-cell>
          <table:table-cell table:style-name="ce37" office:value-type="string">
            <text:p>it was sunday, april el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6" office:value-type="string">
            <text:p>dhayiidon / dhadan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6" office:value-type="string">
            <text:p>ashtariy / al'baarixata</text:p>
          </table:table-cell>
          <table:table-cell table:style-name="ce37" office:value-type="string">
            <text:p>I did not buy yesterday</text:p>
          </table:table-cell>
          <table:table-cell table:style-name="ce44" office:value-type="string">
            <text:p>Nie kupiłem wczoraj.</text:p>
          </table:table-cell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6" office:value-type="string">
            <text:p>yaazda'hom(?)</text:p>
          </table:table-cell>
          <table:table-cell table:style-name="ce37" office:value-type="string">
            <text:p>it was sunday, april el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6" office:value-type="string">
            <text:p>chariyd[buy / ni'kardam(?)[do</text:p>
          </table:table-cell>
          <table:table-cell table:style-name="ce37" office:value-type="string">
            <text:p>I did not buy yesterday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6"/>
          <table:table-cell table:style-name="ce37" office:value-type="string">
            <text:p>it was sunday, april el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6"/>
          <table:table-cell table:style-name="ce37" office:value-type="string">
            <text:p>Ból w talii. Stopień jest świetny. Często stopień jest zbyt silny, abym mógł wstać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6"/>
          <table:table-cell table:style-name="ce45" office:value-type="string">
            <text:p>매끄럽게 연주 할 것인지, 음을 불어 내기 전에 숨을 멈출 것인지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6"/>
          <table:table-cell table:style-name="ce37" office:value-type="string">
            <text:p>it was monday, april twelf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6" office:value-type="string">
            <text:p>ithnayni / a'thaaniy / AAshara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6" office:value-type="string">
            <text:p>AAt^iyt / al't^aAAm / lil'qit^at^i</text:p>
          </table:table-cell>
          <table:table-cell table:style-name="ce37" office:value-type="string">
            <text:p>i gave food to the cats.</text:p>
          </table:table-cell>
          <table:table-cell table:style-name="ce44" office:value-type="string">
            <text:p>I karmiła koty.</text:p>
          </table:table-cell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6" office:value-type="string">
            <text:p>davoozdahom</text:p>
          </table:table-cell>
          <table:table-cell table:style-name="ce37" office:value-type="string">
            <text:p>it was monday, april twelf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6"/>
          <table:table-cell table:style-name="ce37" office:value-type="string">
            <text:p>Znowu poszedłem do parku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6"/>
          <table:table-cell table:style-name="ce37" office:value-type="string">
            <text:p>Dwa koty w parku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6"/>
          <table:table-cell table:style-name="ce37" office:value-type="string">
            <text:p>Karmię j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6"/>
          <table:table-cell table:style-name="ce37" office:value-type="string">
            <text:p>był poniedziałek, dwunasty kwietnia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6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7"/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6"/>
          <table:table-cell table:style-name="ce37" office:value-type="string">
            <text:p>it was tuesday, april thir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6" office:value-type="string">
            <text:p>a'thaalith</text:p>
          </table:table-cell>
          <table:table-cell table:style-name="ce37" office:value-type="string">
            <text:p>it was tuesday, april thir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6" office:value-type="string">
            <text:p>fiy'l'masaaI</text:p>
          </table:table-cell>
          <table:table-cell table:style-name="ce37" office:value-type="string">
            <text:p>in the evening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6" office:value-type="string">
            <text:p>qut^ataani / hunaaka</text:p>
          </table:table-cell>
          <table:table-cell table:style-name="ce45" office:value-type="string">
            <text:p>거기 고양이 두 마리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6" office:value-type="string">
            <text:p>aAt^ayhum / a't^aAAma</text:p>
          </table:table-cell>
          <table:table-cell table:style-name="ce45" office:value-type="string">
            <text:p>나는 그들에게 음식을 준다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6"/>
          <table:table-cell table:style-name="ce37" office:value-type="string">
            <text:p>it was tuesday, april thir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6" office:value-type="string">
            <text:p>ghadho / ni(?)chariydam</text:p>
          </table:table-cell>
          <table:table-cell table:style-name="ce37" office:value-type="string">
            <text:p>나는 음식을 사지 않았다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7" office:value-type="string">
            <text:p>it was tuesday, april thirteenth</text:p>
          </table:table-cell>
          <table:table-cell table:style-name="ce28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6" office:value-type="string" table:number-columns-spanned="2" table:number-rows-spanned="1">
            <text:p>Боль в поясни'це продолжа'лась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6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6"/>
          <table:table-cell table:style-name="ce37" office:value-type="string">
            <text:p>it was wednesday, april four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6"/>
          <table:table-cell table:style-name="ce37" office:value-type="string">
            <text:p>it was thursday, april fif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6" office:value-type="string">
            <text:p>yam'l'chamiysi / al'chaamisu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6" office:value-type="string">
            <text:p>iylaa'l'ma'dhari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6" office:value-type="string">
            <text:p>paanz'dahom</text:p>
          </table:table-cell>
          <table:table-cell table:style-name="ce37" office:value-type="string">
            <text:p>it was thursday, april fif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6" office:value-type="string">
            <text:p>dotscharche[bicycle / estefaade[use / konam[do</text:p>
          </table:table-cell>
          <table:table-cell table:style-name="ce37" office:value-type="string">
            <text:p>i use bicycl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6" office:value-type="string">
            <text:p>waqtiy / mei[i-go~1 ruwm</text:p>
          </table:table-cell>
          <table:table-cell table:style-name="ce37" office:value-type="string">
            <text:p>when I go to the park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6"/>
          <table:table-cell table:style-name="ce37" office:value-type="string">
            <text:p>it was thursday, april fif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6"/>
          <table:table-cell table:style-name="ce37" office:value-type="string">
            <text:p>I went to the park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6"/>
          <table:table-cell table:style-name="ce37" office:value-type="string">
            <text:p>the two cats came again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6"/>
          <table:table-cell table:style-name="ce37" office:value-type="string">
            <text:p>it was friday, april six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6" office:value-type="string">
            <text:p>yawm'l'dhumA / a'saadis </text:p>
          </table:table-cell>
          <table:table-cell table:style-name="ce37" office:value-type="string">
            <text:p>it was friday, april six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6" office:value-type="string">
            <text:p>dhumuE / shaanz'dah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6" office:value-type="string">
            <text:p>laqad / Azafta / AAla'l'fluwt'l'jaabaaniy</text:p>
          </table:table-cell>
          <table:table-cell table:style-name="ce37" office:value-type="string">
            <text:p>I played a japanese flute</text:p>
          </table:table-cell>
          <table:table-cell table:style-name="ce44" office:value-type="string">
            <text:p>Я играл на японской флейте</text:p>
          </table:table-cell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6" office:value-type="string">
            <text:p>akaltu[ate / wadhbata[meal;snack~1 / chafiyfatan / GadaaI</text:p>
          </table:table-cell>
          <table:table-cell table:style-name="ce37" office:value-type="string">
            <text:p>i ate snack for lunch</text:p>
          </table:table-cell>
          <table:table-cell table:style-name="ce44" office:value-type="string">
            <text:p>Zjadłem przekąskę na lunch.</text:p>
          </table:table-cell>
          <table:table-cell table:style-name="ce48" office:value-type="string" table:number-columns-spanned="2" table:number-rows-spanned="1">
            <text:p>Я перекусил на обед.</text:p>
          </table:table-cell>
          <table:covered-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6" office:value-type="string">
            <text:p>naahaeer[lunch / m'yoon[snack / waxade / choordam[eat</text:p>
          </table:table-cell>
          <table:table-cell table:style-name="ce37" office:value-type="string">
            <text:p>i ate snack for lunc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6"/>
          <table:table-cell table:style-name="ce37" office:value-type="string">
            <text:p>it was friday, april sixteenth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6"/>
          <table:table-cell table:style-name="ce37" office:value-type="string">
            <text:p>i ate snack for lunc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6"/>
          <table:table-cell table:style-name="ce37" office:value-type="string">
            <text:p>it was saturday, april sevente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6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7"/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6" office:value-type="string">
            <text:p>yawm'l'sapti</text:p>
          </table:table-cell>
          <table:table-cell table:style-name="ce37" office:value-type="string">
            <text:p>it was saturday, april sevente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6" office:value-type="string">
            <text:p>hefdah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6" office:value-type="string">
            <text:p>amt^arat</text:p>
          </table:table-cell>
          <table:table-cell table:style-name="ce37" office:value-type="string">
            <text:p>it rained in the evening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6" office:value-type="string">
            <text:p>laqad[did / amt^ara_t / chilaala / nahaari / kadhaalika</text:p>
          </table:table-cell>
          <table:table-cell table:style-name="ce37" office:value-type="string">
            <text:p>it rained during the day as well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6" office:value-type="string">
            <text:p>AAsr</text:p>
          </table:table-cell>
          <table:table-cell table:style-name="ce37" office:value-type="string">
            <text:p>it rained in the evening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6" office:value-type="string">
            <text:p>niyz[also</text:p>
          </table:table-cell>
          <table:table-cell table:style-name="ce37" office:value-type="string">
            <text:p>it rained during the day as well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6"/>
          <table:table-cell table:style-name="ce37" office:value-type="string">
            <text:p>it was saturday, april sevente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36"/>
          <table:table-cell table:style-name="ce45" office:value-type="string">
            <text:p>괜찮아?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36"/>
          <table:table-cell table:style-name="ce37" office:value-type="string">
            <text:p>그는 이 못에 의해 상처를 입었다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36"/>
          <table:table-cell table:style-name="ce37" office:value-type="string">
            <text:p>그는 바닥에 쓰러졌다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6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7"/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40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40" office:value-type="string" table:number-columns-spanned="2" table:number-rows-spanned="1">
            <text:p>입술의 모양과 공기의 방향 만 바꿉니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6" office:value-type="string">
            <text:p>a'thaamina</text:p>
          </table:table-cell>
          <table:table-cell table:style-name="ce37" office:value-type="string">
            <text:p>it was sunday, april eighte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6" office:value-type="string">
            <text:p>dhahaptu / ayd^an / ma'dhari</text:p>
          </table:table-cell>
          <table:table-cell table:style-name="ce46" office:value-type="string">
            <text:p>또한 가게에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6" office:value-type="string">
            <text:p>hedhuda'h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6" office:value-type="string">
            <text:p>miyaan / wa'ade / chariydam</text:p>
          </table:table-cell>
          <table:table-cell table:style-name="ce37" office:value-type="string">
            <text:p>I bought a snack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6"/>
          <table:table-cell table:style-name="ce37" office:value-type="string">
            <text:p>it was sunday, april eighte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36" office:value-type="string">
            <text:p>ithnayni</text:p>
          </table:table-cell>
          <table:table-cell table:style-name="ce37" office:value-type="string" table:number-columns-spanned="2" table:number-rows-spanned="1">
            <text:p>był poniedziele, dziewiętnastego kwietnia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36" office:value-type="string">
            <text:p>dhayiidan</text:p>
          </table:table-cell>
          <table:table-cell table:style-name="ce37" office:value-type="string">
            <text:p>the weather was fin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36" office:value-type="string">
            <text:p>kyaana_t / hunaaka / ghyuwmon</text:p>
          </table:table-cell>
          <table:table-cell table:style-name="ce37" office:value-type="string" table:number-columns-spanned="2" table:number-rows-spanned="1">
            <text:p>there were clouds in the sky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36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36" office:value-type="string">
            <text:p>furuwshukaa / miyrawam</text:p>
          </table:table-cell>
          <table:table-cell table:style-name="ce37" office:value-type="string">
            <text:p>I go to the stor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36"/>
          <table:table-cell table:style-name="ce37" office:value-type="string" table:number-columns-spanned="2" table:number-rows-spanned="1">
            <text:p>był poniedziele, dziewiętnastego kwietnia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36"/>
          <table:table-cell table:style-name="ce37" office:value-type="string" table:number-columns-spanned="2" table:number-rows-spanned="1">
            <text:p>I watched pornography video last night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36"/>
          <table:table-cell table:style-name="ce37" office:value-type="string" table:number-columns-spanned="2" table:number-rows-spanned="1">
            <text:p>I downloaded the video the day before yesterday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36" office:value-type="string" table:number-columns-spanned="2" table:number-rows-spanned="1">
            <text:p>this box is heavy. yon don't need to move it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36" office:value-type="string" table:number-columns-spanned="2" table:number-rows-spanned="1">
            <text:p>to jest bardzo niebezpieczne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36" office:value-type="string">
            <text:p>a'thlathaaI / al'Ashriyna</text:p>
          </table:table-cell>
          <table:table-cell table:style-name="ce37" office:value-type="string">
            <text:p>it was tuesday, april twentie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40" office:value-type="string" table:number-columns-spanned="2" table:number-rows-spanned="1">
            <text:p>나는 치과에 갔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36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36" office:value-type="string" table:number-columns-spanned="2" table:number-rows-spanned="1">
            <text:p>did you eat lunch? not yet?</text:p>
          </table:table-cell>
          <table:covered-table-cell table:style-name="ce37"/>
          <table:table-cell table:style-name="ce44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36" office:value-type="string" table:number-columns-spanned="2" table:number-rows-spanned="1">
            <text:p>you can buy drink. a vending machine is there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36" office:value-type="string">
            <text:p>AAshriyna</text:p>
          </table:table-cell>
          <table:table-cell table:style-name="ce37" office:value-type="string" table:number-columns-spanned="2" table:number-rows-spanned="1">
            <text:p>it was wednesday, April twenty first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36" office:value-type="string">
            <text:p>aaval[first / 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36"/>
          <table:table-cell table:style-name="ce37" office:value-type="string" table:number-columns-spanned="2" table:number-rows-spanned="1">
            <text:p>it was wednesday, April twenty first.</text:p>
          </table:table-cell>
          <table:covered-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cánh tay anh ấy đang[is chảy[flowing máu[blood. cũng[also~1 thế, trên đầu[head của bạn.</text:p>
          </table:table-cell>
          <table:table-cell table:style-name="ce36" office:value-type="string" table:number-columns-spanned="2" table:number-rows-spanned="1">
            <text:p>his arm is bleeding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wudziestego trzeci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najpierw, kompozycja. ta jest dodatkowa do poprzedniej. / a potem, ćwiczenia. (1) półnuty (2) wysokie dźwięki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جمعة، الثالث عشر من أبريل.</text:p>
          </table:table-cell>
          <table:table-cell table:style-name="ce36" office:value-type="string">
            <text:p>a'thaalith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جمعه بود، بيست و سوم آوريل.</text:p>
          </table:table-cell>
          <table:table-cell table:style-name="ce36" office:value-type="string">
            <text:p>sev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أعطيت الطعام للقطط.</text:p>
          </table:table-cell>
          <table:table-cell table:style-name="ce36" office:value-type="string" table:number-columns-spanned="2" table:number-rows-spanned="1">
            <text:p>aAt^iytu / 't^aAAma / lil'qit^at^i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двадцать третье апреля.</text:p>
          </table:table-cell>
          <table:table-cell table:style-name="ce36"/>
          <table:table-cell table:style-name="ce37" office:value-type="string">
            <text:p>it was friday, april twenty-third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ôm nay trơi rất nóng. bạn có gì dể uống?</text:p>
          </table:table-cell>
          <table:table-cell table:style-name="ce36" office:value-type="string" table:number-columns-spanned="2" table:number-rows-spanned="1">
            <text:p>it is hot today. do you have something to drink?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lương của bạn là bao nhiêu</text:p>
          </table:table-cell>
          <table:table-cell table:style-name="ce36" office:value-type="string" table:number-columns-spanned="2" table:number-rows-spanned="1">
            <text:p>how much is your salary?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역시, 크로는 마사지 중간에 보도 쪽으로 걸어가서 버린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 후 크로는 장소를 이동해 몸단장을 시작한다. 고체를 기다리지 않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잠시 후 이쪽을 볼 때 고체를 먹이를 둔다. 먹어 시작한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dwudziestego czwart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komponowałem jedną melodię dla festiwalu. / ale, po gry, czułem się torchę pusty. poczucie wyobcowa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ćwiczenie : wczoraj, ćwiczenie wysokich dźwięków, nie. dla niskich, tak. /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سبت، الرابع والعشرين من أبريل.</text:p>
          </table:table-cell>
          <table:table-cell table:style-name="ce36"/>
          <table:table-cell table:style-name="ce37" office:value-type="string">
            <text:p>it was saturday, april twenty-four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بيست و چهارم آوريل بود.</text:p>
          </table:table-cell>
          <table:table-cell table:style-name="ce36" office:value-type="string">
            <text:p>tjahaar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 گربه در پارک. 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آنها غذا دادم</text:p>
          </table:table-cell>
          <table:table-cell table:style-name="ce36" office:value-type="string" table:number-columns-spanned="2" table:number-rows-spanned="1">
            <text:p>an'haa / ghadhoo[food / mei[i-give~1 doodam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أستخدم دراجة.</text:p>
          </table:table-cell>
          <table:table-cell table:style-name="ce36" office:value-type="string">
            <text:p>astach'dimu[use / daraadhata[bicycle</text:p>
          </table:table-cell>
          <table:table-cell table:style-name="ce37" office:value-type="string">
            <text:p>I use a bicycle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двадцать четве'[jo]ртое апреля.</text:p>
          </table:table-cell>
          <table:table-cell table:style-name="ce36"/>
          <table:table-cell table:style-name="ce37" office:value-type="string">
            <text:p>it was saturday, april twenty-four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筱xiao3笛：又练习。低音。继续吹低音时，我不打算，但是自然地声音移动到第二个八度。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đó là chủ nhật. hai mươi lăm, tháng tư.</text:p>
          </table:table-cell>
          <table:table-cell table:style-name="ce36"/>
          <table:table-cell table:style-name="ce37" office:value-type="string">
            <text:p>it was sunday, april twenty-fif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anh ta đập vai vào tường.</text:p>
          </table:table-cell>
          <table:table-cell table:style-name="ce37" office:value-type="string">
            <text:p>he hit his shoulder on the wall.</text:p>
          </table:table-cell>
          <table:table-cell table:style-name="ce47" office:value-type="string" table:number-columns-spanned="2" table:number-rows-spanned="1">
            <text:p>그는 어깨를 벽에 부딪혔다.</text:p>
          </table:table-cell>
          <table:covered-table-cell table:style-name="ce44" office:value-type="string">
            <text:p>그는 어깨를 벽에 부딪혔다.</text:p>
          </table:covered-table-cell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ôy ngã[넘어졌 xuống vì say[열사병~1 nắng.</text:p>
          </table:table-cell>
          <table:table-cell table:style-name="ce41" office:value-type="string" table:number-columns-spanned="2" table:number-rows-spanned="1">
            <text:p>열사병으로 넘어졌습니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ạn có kéo không?</text:p>
          </table:table-cell>
          <table:table-cell table:style-name="ce42" office:value-type="string" table:number-columns-spanned="2" table:number-rows-spanned="1">
            <text:p>가위를 가지고 있습니까?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był niedziele, dwudziestego piątego kwietni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1" office:value-type="string">
            <text:p>shino : ćwiczenie dla wydmuchania wysokich i niskich dźwięków na tym samym dziuru.</text:p>
          </table:table-cell>
          <table:table-cell table:style-name="ce42" office:value-type="string" table:number-columns-spanned="2" table:number-rows-spanned="1">
            <text:p>shino : 같은 홀에서 고음과 저음을 불어내는 운동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1" office:value-type="string">
            <text:p>co dowiedziałem się wczoraj : aluminium <text:s/>utrudnia osadzanie się węgla na katalizatorze.</text:p>
          </table:table-cell>
          <table:table-cell table:style-name="ce42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모두 거의 동시에 옹벽에서 뛰어[Jumped]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36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أحد، الخامس وعشرين من أبريل.</text:p>
          </table:table-cell>
          <table:table-cell table:style-name="ce36" office:value-type="string">
            <text:p>al'chaamis</text:p>
          </table:table-cell>
          <table:table-cell table:style-name="ce37" office:value-type="string">
            <text:p>it was sunday, april twenty-fif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يکشنبه، بيست و پنجم بود.</text:p>
          </table:table-cell>
          <table:table-cell table:style-name="ce36" office:value-type="string">
            <text:p>panj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لم أذهب إلى المتجر.</text:p>
          </table:table-cell>
          <table:table-cell table:style-name="ce36" office:value-type="string">
            <text:p>adz'hab / ma'dhari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من به فروشگاه نرفتم. </text:p>
          </table:table-cell>
          <table:table-cell table:style-name="ce36" office:value-type="string">
            <text:p>furuw'shkaa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أنا أحب الفول السوداني.</text:p>
          </table:table-cell>
          <table:table-cell table:style-name="ce36" office:value-type="string">
            <text:p>ahab / al'fuula[beans]'suwdaaniya[sudanese</text:p>
          </table:table-cell>
          <table:table-cell table:style-name="ce37" office:value-type="string">
            <text:p>i like peanuts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ادام زمينی را دوست دارم </text:p>
          </table:table-cell>
          <table:table-cell table:style-name="ce36" office:value-type="string">
            <text:p>baadaam[almond:~1 / zamiyniy / duwst[friend / raa[make / dooram[have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нье, двадцать пятый апрель.</text:p>
          </table:table-cell>
          <table:table-cell table:style-name="ce36"/>
          <table:table-cell table:style-name="ce37" office:value-type="string">
            <text:p>it was sunday, april twenty-fif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你有剪jian3刀dao1吗？</text:p>
          </table:table-cell>
          <table:table-cell table:style-name="ce43" office:value-type="string" table:number-columns-spanned="2" table:number-rows-spanned="1">
            <text:p>가위가 있니?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đó là thứ ba. ngày hai mươi bảy, tháng tư.</text:p>
          </table:table-cell>
          <table:table-cell table:style-name="ce36"/>
          <table:table-cell table:style-name="ce37" office:value-type="string">
            <text:p>it was tuesday, april twenty-s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ta bị[was đứt tay.</text:p>
          </table:table-cell>
          <table:table-cell table:style-name="ce36"/>
          <table:table-cell table:style-name="ce37" office:value-type="string">
            <text:p>he cut his hand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tôi rất mệt, hôm nay.</text:p>
          </table:table-cell>
          <table:table-cell table:style-name="ce36"/>
          <table:table-cell table:style-name="ce37" office:value-type="string">
            <text:p>I am very tired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wtorek, dwudziestego siódmego , kwietnia.</text:p>
          </table:table-cell>
          <table:table-cell table:style-name="ce36"/>
          <table:table-cell table:style-name="ce37" office:value-type="string">
            <text:p>it was tuesday, april twenty-s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wróćiłem do domu późno. / około szóstej i dwadzieścia minut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shino : niskie dźwięki. w ostatnich około pięciu minut, darmowa gra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niski dźwięki wydobywały się dobrze siln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rzecz, które dowiedziałem się wczoraj : ho-szi spółka konstrukcja elektryczna, której szef, sam, pracował na budowie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다시 크로는 먼저 옹벽에서 머물고 있다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ake-id=47545 : "재미 있어서 어쩔 수 없다" 이 아니라, "알고 싶어서 어쩔 수 없다"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ثلاثاء، السابع وعشرين من أبريل.</text:p>
          </table:table-cell>
          <table:table-cell table:style-name="ce36" office:value-type="string">
            <text:p>thlathaaI / a'saabiAU</text:p>
          </table:table-cell>
          <table:table-cell table:style-name="ce37" office:value-type="string">
            <text:p>it was tuesday, april twenty-seventh.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يروز، سه سنبه، بيست و هفتم آوريل.</text:p>
          </table:table-cell>
          <table:table-cell table:style-name="ce36" office:value-type="string">
            <text:p>haftoom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ть седьмо'е апреля.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1</text:p>
          </table:table-cell>
          <table:table-cell table:style-name="ce28" office:value-type="string">
            <text:p>你有橡xiang4皮擦ca1？</text:p>
          </table:table-cell>
          <table:table-cell table:style-name="ce36" office:value-type="string" table:number-columns-spanned="2" table:number-rows-spanned="1">
            <text:p>do you have an eraser?</text:p>
          </table:table-cell>
          <table:covered-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2</text:p>
          </table:table-cell>
          <table:table-cell table:style-name="ce28" office:value-type="string">
            <text:p>如果你有尺chi3子，我可以借用吗？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3</text:p>
          </table:table-cell>
          <table:table-cell table:style-name="ce28" office:value-type="string">
            <text:p>您在这家商店里出售电脑吗？</text:p>
          </table:table-cell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28" office:value-type="string">
            <text:p>ما هذا؟</text:p>
          </table:table-cell>
          <table:table-cell table:style-name="ce36"/>
          <table:table-cell table:style-name="ce37" office:value-type="string">
            <text:p>what is this?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28" office:value-type="string">
            <text:p>اين چيه</text:p>
          </table:table-cell>
          <table:table-cell table:style-name="ce36" office:value-type="string">
            <text:p>uun / chie</text:p>
          </table:table-cell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28" office:value-type="string">
            <text:p>اسم شما چيست / اسمش چيه</text:p>
          </table:table-cell>
          <table:table-cell table:style-name="ce36" office:value-type="string">
            <text:p>esm / shomaa[you / chiyst / esmash[his-her-name</text:p>
          </table:table-cell>
          <table:table-cell table:style-name="ce37" office:value-type="string">
            <text:p>what is your name?</text:p>
          </table:table-cell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1">
            <text:p>43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2">
            <text:p>43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3">
            <text:p>43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4">
            <text:p>43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5">
            <text:p>43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6">
            <text:p>43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7">
            <text:p>43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8">
            <text:p>43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9">
            <text:p>43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0">
            <text:p>44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1">
            <text:p>44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2">
            <text:p>44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3">
            <text:p>44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4">
            <text:p>44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5">
            <text:p>44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6">
            <text:p>44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7">
            <text:p>44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8">
            <text:p>44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9">
            <text:p>44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0">
            <text:p>45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1">
            <text:p>45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2">
            <text:p>45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3">
            <text:p>45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6"/>
          <table:table-cell table:style-name="ce37"/>
          <table:table-cell table:style-name="ce44"/>
          <table:table-cell table:style-name="ce23"/>
          <table:table-cell table:style-name="ce4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8T12:55:25.5">
            <text:p>0428 <text:s/>1255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8T12:55:31.71">
            <text:p>0428 <text:s/>1255</text:p>
          </table:table-cell>
          <table:table-cell table:style-name="ce24" table:formula="of:=NOW()" office:value-type="date" office:date-value="2021-04-28T12:55:31.71">
            <text:p>0428 <text:s/>1255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8T12:55:31.71">
            <text:p>0428 <text:s/>125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8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2" office:value-type="date" office:date-value="2021-03-20T14:36:31.78">
            <text:p>0320</text:p>
          </table:table-cell>
          <table:table-cell table:style-name="ce52" office:value-type="date" office:date-value="2021-03-21T10:50:44.88">
            <text:p>0321</text:p>
          </table:table-cell>
          <table:table-cell table:style-name="ce52" office:value-type="date" office:date-value="2021-03-22T16:19:02.51">
            <text:p>0322</text:p>
          </table:table-cell>
          <table:table-cell table:style-name="ce52" office:value-type="date" office:date-value="2021-03-23T09:01:30.66">
            <text:p>0323</text:p>
          </table:table-cell>
          <table:table-cell table:style-name="ce52" office:value-type="date" office:date-value="2021-03-24T14:23:17.96">
            <text:p>0324</text:p>
          </table:table-cell>
          <table:table-cell table:style-name="ce52" office:value-type="date" office:date-value="2021-03-25T12:57:57.93">
            <text:p>0325</text:p>
          </table:table-cell>
          <table:table-cell table:style-name="ce52" table:number-columns-repeated="4"/>
          <table:table-cell table:style-name="ce24" table:formula="of:=NOW()" office:value-type="date" office:date-value="2021-04-28T12:55:31.8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24" table:formula="of:=NOW()" office:value-type="date" office:date-value="2021-04-28T12:55:31.8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24" table:formula="of:=NOW()" office:value-type="date" office:date-value="2021-04-28T12:55:31.8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39">
          <table:table-cell table:style-name="ce51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39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9"/>
          <table:table-cell table:style-name="ce14"/>
          <table:table-cell table:style-name="ce12" table:number-columns-repeated="5"/>
          <table:table-cell table:number-columns-repeated="5" table:style-name="ce53" office:value-type="string">
            <text:p>#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9"/>
          <table:table-cell table:style-name="ce14"/>
          <table:table-cell table:style-name="ce12" table:number-columns-repeated="5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9"/>
          <table:table-cell table:style-name="ce14"/>
          <table:table-cell table:style-name="ce12" table:number-columns-repeated="5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9"/>
          <table:table-cell table:style-name="ce14"/>
          <table:table-cell table:style-name="ce12" table:number-columns-repeated="5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9"/>
          <table:table-cell table:style-name="ce14"/>
          <table:table-cell table:style-name="ce12" table:number-columns-repeated="5"/>
          <table:table-cell table:style-name="ce53" table:number-columns-repeated="5"/>
          <table:table-cell table:style-name="ce24" table:formula="of:=NOW()" office:value-type="date" office:date-value="2021-04-28T12:55:31.9">
            <text:p>0428 <text:s/>125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10" table:formula="of:=NOW()" office:value-type="date" office:date-value="2021-04-28T12:55:31.8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table:style-name="ce24" table:formula="of:=NOW()" office:value-type="date" office:date-value="2021-04-28T12:55:31.9">
            <text:p>0428 <text:s/>1255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021/04/28</text:date>, <text:time>12:5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8T12:55:30.73</dc:date>
    <dc:creator>iwabuchi ken</dc:creator>
    <meta:editing-duration>P2DT15S</meta:editing-duration>
    <meta:editing-cycles>282</meta:editing-cycles>
    <meta:generator>OpenOffice/4.1.3$Win32 OpenOffice.org_project/413m1$Build-9783</meta:generator>
    <meta:document-statistic meta:table-count="3" meta:cell-count="3069" meta:object-count="0"/>
  </office:meta>
</office:document-meta>
</file>